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T Serif" svg:font-family="'PT Serif', serif"/>
    <style:font-face style:name="Verdana" svg:font-family="Verdana, Helvetica, Arial, sans-serif"/>
    <style:font-face style:name="inherit" svg:font-family="inheri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Text_20_body">
      <style:paragraph-properties fo:margin-top="0in" fo:margin-bottom="0in" fo:line-height="100%"/>
      <style:text-properties style:font-name="Georgia" fo:font-size="12pt" style:font-size-asian="12pt" style:font-size-complex="12pt"/>
    </style:style>
    <style:style style:name="P4" style:family="paragraph" style:parent-style-name="Heading_20_5">
      <style:paragraph-properties fo:margin-top="0in" fo:margin-bottom="0in" fo:line-height="100%"/>
      <style:text-properties style:font-name="Georgia" fo:font-size="12pt" style:font-size-asian="12pt" style:font-size-complex="12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text-properties style:font-name="Georgia" fo:font-size="10.5pt" style:font-size-asian="10.5pt" style:font-size-complex="10.5pt"/>
    </style:style>
    <style:style style:name="P10" style:family="paragraph" style:parent-style-name="Standard">
      <style:paragraph-properties fo:margin-top="0in" fo:margin-bottom="0in" fo:line-height="100%"/>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font-size="10.5pt" style:font-size-asian="10.5pt" style:font-size-complex="10.5pt"/>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style:text-underline-style="solid" style:text-underline-width="auto" style:text-underline-color="font-color" fo:font-weight="bold" style:font-size-asian="10.5pt" style:font-weight-asian="bold" style:font-size-complex="10.5pt" style:font-weight-complex="bold"/>
    </style:style>
    <style:style style:name="T10"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1" style:family="text">
      <style:text-properties fo:font-weight="normal" style:font-weight-asian="normal" style:font-weight-complex="normal"/>
    </style:style>
    <style:style style:name="T12"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3"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4" style:family="text">
      <style:text-properties fo:language="none" fo:country="none" style:font-name-asian="Georgia" style:language-asian="none" style:country-asian="none" style:font-name-complex="Georgia" style:language-complex="none" style:country-complex="none"/>
    </style:style>
    <style:style style:name="T15"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6" style:family="text">
      <style:text-properties fo:language="en" fo:country="US" style:font-name-asian="Georgia" style:language-asian="none" style:country-asian="none" style:font-name-complex="Georgia" style:language-complex="none" style:country-complex="none"/>
    </style:style>
    <style:style style:name="T17" style:family="text">
      <style:text-properties style:text-position="super 58%" style:font-name-complex="Times New Roman1"/>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f I Were a Tree</text:p>
      <text:p text:style-name="P1"><text:span text:style-name="T1">Read:</text:span><text:span text:style-name="T3"> Psalm 92:12-15</text:span></text:p>
      <text:p text:style-name="P2"/>
      <text:p text:style-name="P8"><text:span text:style-name="T5">Text:</text:span><text:span text:style-name="T12"> </text:span><text:span text:style-name="T13">Psalm 1:3 “...he shall be like a tree planted by the rivers of water...”</text:span></text:p>
      <text:p text:style-name="P7"/>
      <text:h text:style-name="P5" text:outline-level="3"><text:span text:style-name="T1">Introduction:</text:span><text:span text:style-name="T3"> Recently I read about trees that grow in the Holy Land. The psalmist compares righteous persons with trees and that is where we will start this morning. In the 12</text:span><text:span text:style-name="T17">th</text:span><text:span text:style-name="T3"> verse we see two trees that the psalmist uses in his comparison. We are to flourish like a palm tree and grow like a cedar. </text:span>Cedar trees grow up while palm trees grow out. It is expected that the Christian will grow both spiritually and intellectually. David reminds us that God doesn't only want us to memorize the words of scripture (the scribes and pharisees were good at that) but He expects us to have them in our heart as well.</text:h>
      <text:h text:style-name="P6" text:outline-level="3"><text:s text:c="2"/>Middle Eastern Cedars are evergreen: Outwardly they don't change with the seasons. They are just as green in the winter as they are in the summer. While all the other trees are losing their leaves in the fall they remain steadfastly green. <text:span text:style-name="T18">We could learn a lot from those trees</text:span>. Secondly; these cedars have an internal preservative therefore exposure to the elements does not harm the tree but makes it stronger and even more beautiful. They also are immune to insects and blights that affect other trees. <text:span text:style-name="T18">We could learn a lot from those trees</text:span><text:span text:style-name="T20">,</text:span> like we have been preserved by the Holy Spirit to keep us from sin and its effects.</text:h>
      <text:p text:style-name="P9"><text:s text:c="2"/>T<text:span text:style-name="T3">here are four different types of cedar trees, found in the Holy Land, that I want to talk about today.</text:span></text:p>
      <text:p text:style-name="P10"><text:span text:style-name="T6">I. The </text:span><text:span text:style-name="T9">Tall</text:span><text:span text:style-name="T6"> Cedar:</text:span><text:span text:style-name="T4"> Regardless of how tall this tree grows (and it grows very tall) its roots are as deep as its height (within one inch). God tells Samuel in I Samuel 16:7 “...</text:span><text:span text:style-name="T10">the LORD seeth</text:span><text:span text:style-name="T7"> not as man seeth; for man looketh on the outward appearance, but the LORD looketh on the heart.” for the Godly believer there are spiritual roots that are as deep as he/she is tall. </text:span><text:span text:style-name="T8">We could learn a lot from those trees</text:span><text:span text:style-name="T7">.</text:span></text:p>
      <text:p text:style-name="P9"><text:s text:c="2"/>I spent my Navy time on an aircraft carrier. With a crew of over 5000 men and over 100 aircraft on the same vessel one would wonder how such a ship would float. For an aircraft carrier to float there is more ship under water than above water. <text:s/>There is more ship that you do not see than the part that you do see. </text:p>
      <text:p text:style-name="P9"><text:s text:c="2"/>In the scripture we read about Elisha when he is surrounded by enemy soldiers and his servant is frightened. He asks God to open servants eyes. And the servant sees the angelic hosts that far outnumbered the armies around him. We need to have eyes that see beyond what is only visible. </text:p>
      <text:p text:style-name="P9"><text:s text:c="2"/>After a hurricane struck Houston there were many pine trees totally uprooted one man asked a scientist why the trees were so easily uprooted. The scientist said: “The water table is so high here that the roots become lazy and follow the water rather than going down into the deep soil. </text:p>
      <text:p text:style-name="P9"><text:span text:style-name="T2">II. The </text:span><text:span text:style-name="T19">Fire</text:span><text:span text:style-name="T2"> Cedar:</text:span> this tree produces a turpentine like sap which oozes out to the outer layer of bark and dries out then next year it does so again and there is layer after layer of dried sap and bark so that even a single spark could start a fire that can destroy an entire forest. </text:p>
      <text:p text:style-name="P9"><text:s text:c="2"/>There are <text:span text:style-name="T14">400 years between Malachi <text:s/>and the New Testament. After 400 years of silence God sends a firey cedar in the form of John the Baptist. With a message that burned throughout Israel. This </text:span><text:span text:style-name="T16">awkward</text:span><text:span text:style-name="T14"> unusual preacher had only one simple message that he preached over and over. “Repent for the kingdom of heaven is at hand.” He was the one who pointed out that Jesus was the Lamb of God. He was not popular, he was not pretty, He was but a lonely voice with the message of God. In Psalm 104:4 we read of God: “Who maketh his angels spirits; his ministers a flaming fire:” </text:span><text:span text:style-name="T15">We could learn a lot from those trees . </text:span><text:span text:style-name="T14">We need some firey cedars in these last days.</text:span></text:p>
      <text:p text:style-name="P9"><text:span text:style-name="T2">III. The </text:span><text:span text:style-name="T19">Little</text:span><text:span text:style-name="T2"> Cedar:</text:span> named for it's size; this tree is significantly smaller than the tall cedar. It is used in construction as support blocks... never visible but support entire structures. It has a rough bark that allows them to be transported without ropes or tie downs. When stacked they cling to each other in the backs of <text:s/>the vehicles that transport them. <text:span text:style-name="T18">We could learn a lot from those trees</text:span><text:span text:style-name="T20">.</text:span></text:p>
      <text:p text:style-name="P9"><text:span text:style-name="T2">IV. The </text:span><text:span text:style-name="T19">Humming</text:span><text:span text:style-name="T2"> Cedar:</text:span> this tree has flat needles which grow in layers all over the tree. When the winds arise the needles begin to warble; as the winds grow stronger the sound increases and presents a beautiful sound. It is said that David tuned his harp to the humming cedar.</text:p>
      <text:p text:style-name="P9"><text:s text:c="2"/>The winds of life can cause a bitter response or a better response. It all depends on the shape of your needles. When the winds of trouble come we have an opportunity to see God turn our trials into blessings for others. Our testimony is just what others need to hear so they will be inspired to increase their understanding of the goodness of God. <text:span text:style-name="T18">We could learn a lot from those trees</text:span>.</text:p>
      <text:h text:style-name="P4" text:outline-level="5">Conclude:<text:span text:style-name="T11"> The tall cedar stands because its roots are deep. The fire cedar burns because it is saturated with turpentine like sap. The little cedars do their job unnoticed and stick together because they have cohesiveness with each other. </text:span></text:h>
      <text:p text:style-name="P3"><text:span text:style-name="T11"><text:s text:c="2"/>The humming cedar produces music for others through the storm. The higher the gale, the prettier the song.</text:span></text:p>
      <text:p text:style-name="P3"><text:span text:style-name="T11"><text:s text:c="2"/>If you were a tree...what kind of tree would you be? </text:span></text:p>
      <text:p text:style-name="P3"><text:span text:style-name="T11"><text:s text:c="2"/>Please stand with me you cedars of Lebanon.</text:span></text:p>
      <text:p text:style-name="P3"><text:span text:style-name="T11"/></text:p>
      <text:p text:style-name="P3"><text:span text:style-name="T11">Song: Deeper Dee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T Serif" svg:font-family="'PT Serif', serif"/>
    <style:font-face style:name="Verdana" svg:font-family="Verdana, Helvetica, Arial, sans-serif"/>
    <style:font-face style:name="inherit" svg:font-family="inheri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Default_20_Paragraph_20_Font" style:display-name="Default Paragraph Font"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8-11-02T11:51:02.87</dc:date>
    <meta:editing-duration>P3DT33M3S</meta:editing-duration>
    <meta:generator>OpenOffice/4.1.3$Win32 OpenOffice.org_project/413m1$Build-9783</meta:generator>
    <meta:document-statistic meta:table-count="0" meta:image-count="0" meta:object-count="0" meta:page-count="1" meta:paragraph-count="20" meta:word-count="970" meta:character-count="52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